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e160" officeooo:paragraph-rsid="0016e160"/>
    </style:style>
    <style:style style:name="P2" style:family="paragraph" style:parent-style-name="Standard">
      <style:paragraph-properties fo:text-align="justify" style:justify-single-word="false"/>
      <style:text-properties officeooo:rsid="0016e160" officeooo:paragraph-rsid="0016e160"/>
    </style:style>
    <style:style style:name="P3" style:family="paragraph" style:parent-style-name="Standard">
      <style:paragraph-properties fo:text-align="justify" style:justify-single-word="false"/>
      <style:text-properties officeooo:rsid="0016e4bf" officeooo:paragraph-rsid="0016e4bf"/>
    </style:style>
    <style:style style:name="P4" style:family="paragraph" style:parent-style-name="Standard">
      <style:paragraph-properties fo:text-align="justify" style:justify-single-word="false"/>
      <style:text-properties officeooo:rsid="00180a0d" officeooo:paragraph-rsid="00180a0d"/>
    </style:style>
    <style:style style:name="P5" style:family="paragraph" style:parent-style-name="Standard">
      <style:paragraph-properties fo:text-align="justify" style:justify-single-word="false" fo:break-before="page"/>
      <style:text-properties officeooo:rsid="0016e160" officeooo:paragraph-rsid="0016e160"/>
    </style:style>
    <style:style style:name="P6" style:family="paragraph" style:parent-style-name="Standard">
      <style:paragraph-properties fo:text-align="justify" style:justify-single-word="false"/>
      <style:text-properties officeooo:paragraph-rsid="001b4be1"/>
    </style:style>
    <style:style style:name="P7" style:family="paragraph" style:parent-style-name="Standard">
      <style:text-properties officeooo:rsid="001b4be1" officeooo:paragraph-rsid="001b4be1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180a0d" officeooo:paragraph-rsid="00180a0d"/>
    </style:style>
    <style:style style:name="P9" style:family="paragraph" style:parent-style-name="Standard" style:list-style-name="L1">
      <style:paragraph-properties fo:text-align="justify" style:justify-single-word="false"/>
      <style:text-properties officeooo:rsid="00180a0d" officeooo:paragraph-rsid="001b4be1"/>
    </style:style>
    <style:style style:name="P10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016e160" officeooo:paragraph-rsid="001b4be1"/>
    </style:style>
    <style:style style:name="P11" style:family="paragraph" style:parent-style-name="Text_20_body">
      <style:paragraph-properties fo:margin-top="0cm" fo:margin-bottom="0cm" style:contextual-spacing="false" fo:text-align="justify" style:justify-single-word="false"/>
      <style:text-properties officeooo:paragraph-rsid="001b4be1"/>
    </style:style>
    <style:style style:name="T1" style:family="text">
      <style:text-properties officeooo:rsid="0016e4bf"/>
    </style:style>
    <style:style style:name="T2" style:family="text">
      <style:text-properties officeooo:rsid="00180a0d"/>
    </style:style>
    <style:style style:name="T3" style:family="text">
      <style:text-properties officeooo:rsid="0019d10b"/>
    </style:style>
    <style:style style:name="T4" style:family="text">
      <style:text-properties officeooo:rsid="001e4738"/>
    </style:style>
    <style:style style:name="T5" style:family="text">
      <style:text-properties fo:font-weight="bold" officeooo:rsid="001f1abf" style:font-weight-asian="bold" style:font-weight-complex="bold"/>
    </style:style>
    <style:style style:name="T6" style:family="text">
      <style:text-properties officeooo:rsid="001f1abf"/>
    </style:style>
    <style:style style:name="T7" style:family="text">
      <style:text-properties officeooo:rsid="001e39b6"/>
    </style:style>
    <style:style style:name="T8" style:family="text">
      <style:text-properties officeooo:rsid="001b4be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ombre.- ….......................................................................................................................................</text:p>
      <text:p text:style-name="P1"/>
      <text:p text:style-name="P2"/>
      <text:p text:style-name="P2"/>
      <text:p text:style-name="P2"/>
      <text:p text:style-name="P2"><text:span text:style-name="T8">1. </text:span>Hacer una página web que permita introducir los resultados de las elecciones municipales de la Comunidad de Madrid y mostrar los resultados. Para introducir los datos el programa pedirá población, partido político y número de votos de forma repetitiva hasta que no se deseen introducir más datos. A continuación mostrará un listado ordenado por poblaciones, y dentro de cada población por orden decreciente de número de votos correspondiente a los datos introducidos, como muestra el ejemplo:</text:p>
      <text:p text:style-name="P2"/>
      <text:p text:style-name="P2"><text:tab/>Alcalá de Henares<text:tab/>Partido x<text:tab/>nnn.nnn</text:p>
      <text:p text:style-name="P2"><text:tab/><text:tab/><text:tab/><text:tab/>Partido y<text:tab/> nn.nnn</text:p>
      <text:p text:style-name="P2"><text:tab/><text:tab/><text:tab/><text:tab/>. . .</text:p>
      <text:p text:style-name="P2"><text:tab/>Alcorcón<text:tab/><text:tab/>Partido r<text:tab/>nn.nnn</text:p>
      <text:p text:style-name="P2"><text:tab/><text:tab/><text:tab/><text:tab/>Partido m<text:tab/> m.mmm</text:p>
      <text:p text:style-name="P2"/>
      <text:p text:style-name="P2"/>
      <text:p text:style-name="P6"/>
      <text:p text:style-name="P6">2. Crear una página que contenga un formulario con <text:span text:style-name="T7">un cuadro de texto que sea un contador de visitas, un cuadro de texto con la fecha de la última conexión,</text:span> cuatro cuadros de verificación (checkbox), <text:span text:style-name="T7">tres botones de elección (radio) </text:span>y un botón “Guardar datos”. <text:span text:style-name="T8">Controlar de forma lógica cuando se deben leer y grabar las correspondientes cookies para que el contador y la fecha se muestren actualizados y los demás elementos con los datos guardados.</text:span></text:p>
      <text:p text:style-name="P6"/>
      <text:p text:style-name="P6"/>
      <text:p text:style-name="P6"/>
      <text:p text:style-name="P11">3. Mediante el modelo DOM hacer una página que <text:span text:style-name="T7">contenga una tabla con una fila y una columna con la opción “Inicio” y tres botones: “Añadir opción”, “Borrar opción” y “Modificar opción” que permitirán administrar dinámicamente un menú de opciones. Debe tenerse en cuenta:</text:span></text:p>
      <text:p text:style-name="P11"/>
      <text:p text:style-name="P11"><text:tab/>- <text:span text:style-name="T4">Para añadir una opción se pedirá el literal que debe aparecer y el enlace.</text:span></text:p>
      <text:p text:style-name="P11"><text:tab/>- <text:span text:style-name="T4">Para borrar una opción se pedirá el número de opción.</text:span></text:p>
      <text:p text:style-name="P10"><text:tab/>- <text:span text:style-name="T4">Para modificar una opción se pedirá el número, el nuevo literal y el nuevo enlace.</text:span></text:p>
      <text:p text:style-name="P5"><text:span text:style-name="T8">4. </text:span>En un instituto el secretario <text:span text:style-name="T1">quiere</text:span> registra<text:span text:style-name="T1">r</text:span> los datos relativos a la <text:span text:style-name="T1">facturación de las empresas para el mantenimiento de las instalaciones del instituto. Para ello se pide hacer una página web que contenga la declaración de un objeto Factura con:</text:span></text:p>
      <text:p text:style-name="P2"/>
      <text:p text:style-name="P2"><text:tab/><text:span text:style-name="T1">Propiedades:</text:span></text:p>
      <text:p text:style-name="P2"><text:tab/><text:tab/><text:span text:style-name="T1">empresa<text:tab/>Nombre de la empresa.</text:span></text:p>
      <text:p text:style-name="P2"><text:tab/><text:tab/><text:span text:style-name="T1">iva<text:tab/><text:tab/>Número decimal con el % de IVA a aplicar</text:span></text:p>
      <text:p text:style-name="P2"><text:tab/><text:tab/><text:span text:style-name="T1">apuntes<text:tab/>Tabla de objetos Apunte.</text:span></text:p>
      <text:p text:style-name="P2"/>
      <text:p text:style-name="P2"><text:tab/><text:span text:style-name="T1">Metodos:</text:span></text:p>
      <text:p text:style-name="P2"><text:tab/><text:tab/><text:span text:style-name="T2">fecha_factura<text:tab/>Será la fecha más baja de los apuntes.</text:span></text:p>
      <text:p text:style-name="P2"><text:tab/><text:tab/><text:span text:style-name="T1">neto<text:tab/><text:tab/>Suma de los importes de cada apunte</text:span></text:p>
      <text:p text:style-name="P2"><text:tab/><text:tab/><text:span text:style-name="T1">total_iva<text:tab/>Importe relativo al total del IVA de la facturación</text:span></text:p>
      <text:p text:style-name="P2"><text:tab/><text:tab/><text:span text:style-name="T1">total_factura<text:tab/>Suma del neto más el total del IVA</text:span></text:p>
      <text:p text:style-name="P2"/>
      <text:p text:style-name="P3">Cada objeto Apunte <text:span text:style-name="T2">(que también debe declararse) </text:span>contendrá:</text:p>
      <text:p text:style-name="P3"/>
      <text:p text:style-name="P3"><text:tab/>Propiedades:</text:p>
      <text:p text:style-name="P3"><text:tab/><text:tab/><text:span text:style-name="T2">fecha_compra<text:tab/>Tipo date con la fecha de la adquisición</text:span></text:p>
      <text:p text:style-name="P3"><text:tab/><text:tab/>cantidad<text:tab/>Número de artículos comprados</text:p>
      <text:p text:style-name="P3"><text:tab/><text:tab/>descripcion<text:tab/>Descripción del artículo</text:p>
      <text:p text:style-name="P3"><text:tab/><text:tab/>precio_unidad<text:tab/>Precio de la unidad</text:p>
      <text:p text:style-name="P3"/>
      <text:p text:style-name="P3"><text:tab/>Métodos:</text:p>
      <text:p text:style-name="P3"><text:tab/><text:tab/>total_apunte<text:tab/>Resultado de multiplicar la cantidad por el precio</text:p>
      <text:p text:style-name="P3"><text:tab/><text:tab/></text:p>
      <text:p text:style-name="P4">y permita solicitar los datos de <text:span text:style-name="T3">UNA</text:span> factura (nombre de la empresa, iva y apuntes) y después la visualice teniendo en cuenta:</text:p>
      <text:p text:style-name="P4"/>
      <text:list xml:id="list3766794110792212848" text:style-name="L1">
        <text:list-item>
          <text:p text:style-name="P9"><text:span text:style-name="T8">Debe hacerse uso de los métodos siempre que sea lógico.</text:span></text:p>
        </text:list-item>
        <text:list-item>
          <text:p text:style-name="P9">Permitirá introducir todos los apuntes que se desee.</text:p>
        </text:list-item>
        <text:list-item>
          <text:p text:style-name="P8">La fecha de compra deberá ser anterior a la del sistema.</text:p>
        </text:list-item>
        <text:list-item>
          <text:p text:style-name="P8">El formato de la visualización de la factura deberá ser similar al siguiente:</text:p>
        </text:list-item>
      </text:list>
      <text:p text:style-name="P4"/>
      <text:p text:style-name="P4"><text:tab/>Nombre de la empresa: xxxxxxxxxxxxxxxxxxxxxxxxxxxxxx</text:p>
      <text:p text:style-name="P4"><text:tab/>Fecha factura: xx <text:s/>de Junio de x.xxx</text:p>
      <text:p text:style-name="P4"><text:tab/>CANTIDAD<text:tab/>DESCRIPCIÓN<text:tab/>PRECIO UNITARIO<text:tab/><text:tab/>TOTAL</text:p>
      <text:p text:style-name="P4"><text:tab/> <text:s text:c="6"/>3 <text:s text:c="14"/>Fuorescentes<text:tab/><text:tab/><text:tab/>6,50<text:tab/><text:tab/><text:tab/>19,50</text:p>
      <text:p text:style-name="P4"><text:tab/><text:tab/>. <text:s text:c="3"/>. <text:s text:c="4"/>.</text:p>
      <text:p text:style-name="P4"><text:tab/>TOTAL NETO: nn.nnn<text:tab/>IVA: nn.nnn<text:tab/><text:tab/>TOTAL FACTURA: <text:span text:style-name="T3">nnn.nn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17:09:19.989244925</meta:creation-date>
    <dc:date>2015-06-10T19:14:41.823325026</dc:date>
    <meta:editing-duration>PT4M35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2" meta:paragraph-count="42" meta:word-count="502" meta:character-count="3227" meta:non-whitespace-character-count="2676"/>
  </office:meta>
</office:document-meta>
</file>